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ableada</text:p>
      <text:p text:style-name="Standard"/>
      <text:p text:style-name="Standard">PLC: utiliza el cableado de nuestras casas para transmitir datos además de la corriente eléctrica.</text:p>
      <text:p text:style-name="Standard">proporciona conectividad con redes locales a través de la instalación eléctrica. </text:p>
      <text:p text:style-name="Standard"/>
      <text:p text:style-name="Standard">LAN: red de comunicación entre ordenadores situados en el mismo edificio o en edificios cercanos, de forma que permite a sus usuarios el intercambio de datos y la compartición de recursos.</text:p>
      <text:p text:style-name="Standard"/>
      <text:p text:style-name="Standard">Inalámbrica</text:p>
      <text:p text:style-name="Standard"/>
      <text:p text:style-name="Standard">Wi-Fi: tecnología que permite la interconexión inalámbrica de dispositivos electrónicos. Su banda de frecuencia es de 2,4 GH y 5 GHz.</text:p>
      <text:p text:style-name="Standard"/>
      <text:p text:style-name="Standard">Zigbee: conjunto de protocolos de comunicación inalámbrica que permite la creación de redes de área personal. Pertenece a la WPAL.</text:p>
      <text:p text:style-name="Standard"/>
      <text:p text:style-name="Standard">Z-wave: <text:s/>tecnología bidireccional de red mallada (topología en rejilla, MESH), donde cada dispositivo de la red es capaz de enviar y recibir comandos de control a través de paredes o suelo.</text:p>
      <text:p text:style-name="Standard"/>
      <text:p text:style-name="Standard">Bluetooth: tecnología de comunicación inalámbrica que puede ser usada para transmisión de datos de corto alcance de un dispositivo digital a otro. La banda de radiofrecuencia es 2,4 GH y la velocidad de 3000 kbps.</text:p>
      <text:p text:style-name="Standard"/>
      <text:p text:style-name="Standard">NFC: se utiliza para intercambiar información entre dos dispositivos, los cuales deben situarse a una corta distancia (no más de 15 centímetros).</text:p>
      <text:p text:style-name="Standard">Cloud computing: infraestructuras, plataformas o sistemas de software que alojan los proveedores externos y que se ponen a disposición de los usuarios a través de Internet.</text:p>
      <text:p text:style-name="Standard"/>
      <text:p text:style-name="Standard">Asistentes virtuales y voz: es una aplicación que puede procesar comandos de voz en lenguaje natural para realizar tareas para los usuarios.</text:p>
      <text:p text:style-name="Standard"/>
      <text:p text:style-name="Standard">RFID: Es una tecnología que permite identificar objetos mediante ondas de radio de manera única y pudiendo captar cientos de objetos a la vez.</text:p>
      <text:p text:style-name="Standard"/>
      <text:p text:style-name="Standard">IR: Son aquellos accesos que no requieren una conexión por cable hasta el terminal del usuario, dado que la comunicación se produce de forma inalámbrica.</text:p>
      <text:p text:style-name="Standard"/>
      <text:p text:style-name="Standard">Realidad virtual y realidad aumentada: mientras que la Realidad Virtual permite crear un mundo virtual desde cero con todo lo que queramos, pero un mundo fantástico, lo que hace la Realidad Aumentada es agregar elementos virtuales. </text:p>
      <text:p text:style-name="Standard"/>
      <text:p text:style-name="Standard">GPS: Es un sistema de radionavegación de los Estados Unidos de América, basado en el espacio, que proporciona servicios fiables de posicionamiento, navegación, y cronometría gratuita e ininterrumpidamente a usuarios civiles en todo el mundo. </text:p>
      <text:p text:style-name="Standard"/>
      <text:p text:style-name="Standard">EnOcean: Es una tecnología de comunicación inalámbrica de bajo consumo sin estándar internacional. Cuenta con la alianza EnOcean que mantiene el protocolo y garantiza la interoperabilidad.</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5T17:15:26.370075308</meta:creation-date>
    <dc:date>2023-10-25T17:16:36.505430432</dc:date>
    <meta:editing-duration>PT1M11S</meta:editing-duration>
    <meta:editing-cycles>1</meta:editing-cycles>
    <meta:document-statistic meta:table-count="0" meta:image-count="0" meta:object-count="0" meta:page-count="1" meta:paragraph-count="17" meta:word-count="382" meta:character-count="2465" meta:non-whitespace-character-count="2096"/>
    <meta:generator>LibreOffice/7.4.7.2$Linux_X86_64 LibreOffice_project/40$Build-2</meta:generator>
  </office:meta>
</office:document-meta>
</file>